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roid Sans Mono" svg:font-family="'Droid Sans Mono', monospace, monospace, 'Droid Sans Fallback'"/>
    <style:font-face style:name="DejaVu Sans Condensed1" svg:font-family="'DejaVu Sans Condensed'" style:font-family-generic="swiss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size="10pt" style:font-size-asian="10pt" style:font-size-complex="10pt"/>
    </style:style>
    <style:style style:name="P3" style:family="paragraph" style:parent-style-name="Standard">
      <style:text-properties style:font-name="Ubuntu Mono" fo:font-style="normal" style:font-style-asian="normal" style:font-style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break-before="page"/>
      <style:text-properties style:font-name="Ubuntu Mono" fo:font-size="10pt" style:font-size-asian="10pt" style:font-size-complex="10pt"/>
    </style:style>
    <style:style style:name="P8" style:family="paragraph" style:parent-style-name="Standard">
      <style:paragraph-properties fo:break-before="page"/>
      <style:text-properties style:font-name="Times New Roman"/>
    </style:style>
    <style:style style:name="P9" style:family="paragraph" style:parent-style-name="Standard">
      <style:paragraph-properties fo:break-before="page"/>
      <style:text-properties style:font-name="Times New Roman" fo:font-style="normal" style:font-style-asian="normal" style:font-style-complex="normal"/>
    </style:style>
    <style:style style:name="P10" style:family="paragraph" style:parent-style-name="Standard">
      <style:paragraph-properties fo:break-before="page"/>
      <style:text-properties style:font-name="Times New Roman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awansowane architektury baz danych</text:p>
      <text:p text:style-name="P4"/>
      <text:p text:style-name="P4">Sprawozdanie nr 1</text:p>
      <text:p text:style-name="P4"/>
      <text:p text:style-name="P4">MongoDB</text:p>
      <text:p text:style-name="P4"/>
      <text:p text:style-name="P4">a) Przykładowe formaty dokumentów z pierwszej wersji kolekcji:</text:p>
      <text:p text:style-name="P1"/>
      <text:p text:style-name="P1">"Student": {</text:p>
      <text:p text:style-name="P1"><text:s text:c="4"/>"_id": "&lt;objectId&gt;",</text:p>
      <text:p text:style-name="P1"><text:s text:c="4"/>"first_name": "&lt;string&gt;",</text:p>
      <text:p text:style-name="P1"><text:s text:c="4"/>"last_name": "&lt;string&gt;",</text:p>
      <text:p text:style-name="P1">}</text:p>
      <text:p text:style-name="P1"/>
      <text:p text:style-name="P1">"Assignment": {</text:p>
      <text:p text:style-name="P1"><text:s text:c="4"/>"_id": "&lt;objectId&gt;",</text:p>
      <text:p text:style-name="P1"><text:s text:c="4"/>"student_id": "&lt;objectId&gt;",</text:p>
      <text:p text:style-name="P1"><text:s text:c="4"/>"subject_id": "&lt;objectId&gt;",</text:p>
      <text:p text:style-name="P1"><text:s text:c="4"/>"grade": "&lt;float&gt;",</text:p>
      <text:p text:style-name="P1">}</text:p>
      <text:p text:style-name="P1"/>
      <text:p text:style-name="P1">"Subject": {</text:p>
      <text:p text:style-name="P1"><text:s text:c="4"/>"_id": "&lt;objectId&gt;",</text:p>
      <text:p text:style-name="P1"><text:s text:c="4"/>"name": "&lt;string&gt;",</text:p>
      <text:p text:style-name="P1"><text:s text:c="4"/>"employee_id": "&lt;objectId&gt;",</text:p>
      <text:p text:style-name="P1">}</text:p>
      <text:p text:style-name="P1"/>
      <text:p text:style-name="P1"/>
      <text:p text:style-name="P4">b) Sposób modyfikacji schematów:</text:p>
      <text:p text:style-name="P4"/>
      <text:p text:style-name="P4">By dostosować schemat do <text:span text:style-name="T1">Schema Versioning Pattern</text:span><text:span text:style-name="T2"> zostało wprowadzone nowe pole do schematu: „_version”, które określało daną wersję schematu potrzebną do walidacji wprowadzanych danych. Umożliwiło to korzystanie z różnych wersji modelu danych.</text:span></text:p>
      <text:p text:style-name="P4"/>
      <text:p text:style-name="P4">By dostosować schemat do <text:span text:style-name="T1">Attribute Pattern</text:span><text:span text:style-name="T2"> przy okazji dostosowywania opisów klas zajęciowych do różnych przedmiotów, została wprowadzona lista opisów zamiast pojedynczego opisu dla każdej klasy wraz z polem identyfikującym :</text:span></text:p>
      <text:p text:style-name="P3"/>
      <text:p text:style-name="P3"/>
      <text:p text:style-name="P3">"Classroom": {</text:p>
      <text:p text:style-name="P3"><text:s text:c="4"/>"_id": "&lt;objectId&gt;",</text:p>
      <text:p text:style-name="P3"><text:s text:c="4"/>"name": "&lt;string&gt;",</text:p>
      <text:p text:style-name="P3"><text:s text:c="4"/>"capabilities": [</text:p>
      <text:p text:style-name="P3"><text:s text:c="8"/>{</text:p>
      <text:p text:style-name="P3"><text:s text:c="12"/>"subject_id": "&lt;objectId&gt;",</text:p>
      <text:p text:style-name="P3"><text:s text:c="12"/>"computer_no": "&lt;integer&gt;",</text:p>
      <text:p text:style-name="P3"><text:s text:c="12"/>"projector": "&lt;bool&gt;",</text:p>
      <text:p text:style-name="P3"><text:s text:c="12"/>"description": "&lt;string&gt;",</text:p>
      <text:p text:style-name="P3"><text:s text:c="8"/>}</text:p>
      <text:p text:style-name="P3"><text:s text:c="4"/>]</text:p>
      <text:p text:style-name="P3">}</text:p>
      <text:p text:style-name="P3"/>
      <text:p text:style-name="P3"/>
      <text:p text:style-name="P3"/>
      <text:p text:style-name="P9">Oraz zostały stworzone indeksy:</text:p>
      <text:p text:style-name="P3"/>
      <text:p text:style-name="P1"><text:bookmark-start text:name="__DdeLink__1_1355018366"/>db.Classroom.create_index(<text:bookmark-end text:name="__DdeLink__1_1355018366"/></text:p>
      <text:p text:style-name="P1"><text:tab/>[</text:p>
      <text:p text:style-name="P1"><text:tab/><text:tab/>("capabilites.subject_id", pymongo.ASCENDING),</text:p>
      <text:p text:style-name="P1"><text:tab/><text:tab/>("capabilites.computer_no", pymongo.ASCENDING)</text:p>
      <text:p text:style-name="P1"><text:tab/>]</text:p>
      <text:p text:style-name="P1">)</text:p>
      <text:p text:style-name="P1">db.Classroom.create_index(</text:p>
      <text:p text:style-name="P1"><text:tab/>[</text:p>
      <text:p text:style-name="P1"><text:tab/><text:tab/>("capabilites.subject_id", pymongo.ASCENDING),</text:p>
      <text:p text:style-name="P1"><text:tab/><text:tab/>("capabilites.projector", pymongo.ASCENDING)</text:p>
      <text:p text:style-name="P1"><text:tab/>]</text:p>
      <text:p text:style-name="P1">)</text:p>
      <text:p text:style-name="P4"/>
      <text:p text:style-name="P4">Dzieki temu uzyskaliśmy możliwość filtrowania bazy w zależności od możliwości danej sali oferowanych dla danego przedmiotu.</text:p>
      <text:p text:style-name="P4"/>
      <text:p text:style-name="P4"/>
      <text:p text:style-name="P4">By wprowadzić <text:span text:style-name="T1">Subset Pattern</text:span><text:span text:style-name="T2"> model przedmiotu został zmodyfikowany następująco: zostały wprowadzone dodatkowe informacje dla przedmiotu, które zostały wydzielone do osobnej encji oraz został wprowadzony zbiór „CommonSubject”, który przechowuje najczęściej przeglądane przedmioty w liczbie np. 10. Ograniczy to ilość zużytej pamięci RAM.</text:span></text:p>
      <text:p text:style-name="P4"/>
      <text:p text:style-name="P1"/>
      <text:p text:style-name="P1">"CommonSubject": {</text:p>
      <text:p text:style-name="P1"><text:s text:c="4"/>"_id": "&lt;objectId&gt;",</text:p>
      <text:p text:style-name="P1"><text:s text:c="4"/>"name": "&lt;string&gt;",</text:p>
      <text:p text:style-name="P1"><text:s text:c="4"/>"employee_id": "&lt;objectId&gt;",</text:p>
      <text:p text:style-name="P1"><text:s text:c="4"/>"subject_info_id": "&lt;objectId&gt;",</text:p>
      <text:p text:style-name="P1">},</text:p>
      <text:p text:style-name="P1">"Subject": {</text:p>
      <text:p text:style-name="P1"><text:s text:c="4"/>"_id": "&lt;objectId&gt;",</text:p>
      <text:p text:style-name="P1"><text:s text:c="4"/>"name": "&lt;string&gt;",</text:p>
      <text:p text:style-name="P1"><text:s text:c="4"/>"employee_id": "&lt;objectId&gt;",</text:p>
      <text:p text:style-name="P1"><text:s text:c="4"/>"subject_info_id": "&lt;objectId&gt;",</text:p>
      <text:p text:style-name="P1">},</text:p>
      <text:p text:style-name="P1">"SubjectInfo": {</text:p>
      <text:p text:style-name="P1"><text:s text:c="4"/>"_id": "&lt;objectId&gt;",</text:p>
      <text:p text:style-name="P1"><text:s text:c="4"/>"subject_id": "&lt;objectId&gt;",</text:p>
      <text:p text:style-name="P1"><text:s text:c="4"/>"ects": "&lt;integer&gt;",</text:p>
      <text:p text:style-name="P1"><text:s text:c="4"/>"hours": "&lt;integer&gt;",</text:p>
      <text:p text:style-name="P1"><text:s text:c="4"/>"description": "&lt;integer&gt;",</text:p>
      <text:p text:style-name="P1">},</text:p>
      <text:p text:style-name="P1"/>
      <text:p text:style-name="P1"/>
      <text:p text:style-name="P8">By wykorzystać <text:span text:style-name="T1">Tree Pattern</text:span><text:span text:style-name="T2"> wprowadzono następujące zmiany w schemacie: została stworzona nowa encja „Field i dodane nowe pole do przedmiotu „field_id”:</text:span></text:p>
      <text:p text:style-name="P5"/>
      <text:p text:style-name="P3">"Field": {</text:p>
      <text:p text:style-name="P3"><text:s text:c="4"/>"_id": "&lt;objectId&gt;",</text:p>
      <text:p text:style-name="P3"><text:s text:c="4"/>"name": "&lt;string&gt;",</text:p>
      <text:p text:style-name="P3"><text:s text:c="4"/>"disciplines": ["&lt;string&gt;"],</text:p>
      <text:p text:style-name="P3"><text:s text:c="4"/></text:p>
      <text:p text:style-name="P3">},</text:p>
      <text:p text:style-name="P3">"Subject": {</text:p>
      <text:p text:style-name="P3"><text:s text:c="4"/>"_id": "&lt;objectId&gt;",</text:p>
      <text:p text:style-name="P3"><text:s text:c="4"/>"name": "&lt;string&gt;",</text:p>
      <text:p text:style-name="P3"><text:s text:c="4"/>"employee_id": "&lt;objectId&gt;",</text:p>
      <text:p text:style-name="P3"><text:s text:c="4"/>"subject_info_id": "&lt;objectId&gt;",</text:p>
      <text:p text:style-name="P3"><text:s text:c="4"/>"field_id": "&lt;objectId&gt;",</text:p>
      <text:p text:style-name="P3">},</text:p>
      <text:p text:style-name="P4"/>
      <text:p text:style-name="P4">Encja „Field” przetrzymuje informacje o dyscyplinach na których na których dany kierunek można realizować umożliwia to łatwe przeszukiwanie bazy poprzez posiadanie listy danych dyscyplin do których dany kierunek należy.</text:p>
      <text:p text:style-name="P4"/>
      <text:p text:style-name="P1">{'_id': 'Shekhar Kapur'}</text:p>
      <text:p text:style-name="P1">{'_id': 'Paul Landers'}</text:p>
      <text:p text:style-name="P1">{'_id': 'Behroze Sabzwari'}</text:p>
      <text:p text:style-name="P1">{'_id': 'Flake Lorenz'}</text:p>
      <text:p text:style-name="P8">Sprawozdanie nr 2</text:p>
      <text:p text:style-name="P4"/>
      <text:p text:style-name="P4"/>
      <text:p text:style-name="P6">Zad 1:</text:p>
      <text:p text:style-name="P6"/>
      <text:p text:style-name="P2">movies = db.movies.aggregate(</text:p>
      <text:p text:style-name="P2"><text:s text:c="4"/>[</text:p>
      <text:p text:style-name="P2"><text:s text:c="8"/>{"$match": {"languages": {"$elemMatch": {"$in": ["English", "German"]}}}},</text:p>
      <text:p text:style-name="P2"><text:s text:c="8"/>{"$project": {"imdb.rating": True, "title": True}},</text:p>
      <text:p text:style-name="P2"><text:s text:c="8"/>{"$limit": 5},</text:p>
      <text:p text:style-name="P2"><text:s text:c="4"/>]</text:p>
      <text:p text:style-name="P2">)</text:p>
      <text:p text:style-name="P2"/>
      <text:p text:style-name="P6"/>
      <text:p text:style-name="P2">Zad 2:</text:p>
      <text:p text:style-name="P2"/>
      <text:p text:style-name="P2">movies = db.movies.aggregate(</text:p>
      <text:p text:style-name="P2"><text:s text:c="4"/>[</text:p>
      <text:p text:style-name="P2"><text:s text:c="8"/>{"$match": {"$and": [{"imdb.rating": {"$gt": 5.0}}, {"year": {"$gt": 1960}}]}},</text:p>
      <text:p text:style-name="P2"><text:s text:c="8"/>{"$unwind": {"path": "$directors"}},</text:p>
      <text:p text:style-name="P2"><text:s text:c="8"/>{"$unwind": {"path": "$cast"}},</text:p>
      <text:p text:style-name="P2"><text:s text:c="8"/>{"$addFields": {"director_is_cast": {"$cmp": ["$directors", "$cast"]}}},</text:p>
      <text:p text:style-name="P2"><text:s text:c="8"/>{"$match": {"director_is_cast": {"$eq": 0}}},</text:p>
      <text:p text:style-name="P2"><text:s text:c="8"/>{"$count": "number_of_movies"}</text:p>
      <text:p text:style-name="P2"><text:s text:c="4"/>]</text:p>
      <text:p text:style-name="P2">)</text:p>
      <text:p text:style-name="P2"/>
      <text:p text:style-name="P6"/>
      <text:p text:style-name="P6">Zad 3:</text:p>
      <text:p text:style-name="P6"/>
      <text:p text:style-name="P2">movies = db.movies.aggregate(</text:p>
      <text:p text:style-name="P2"><text:s text:c="4"/>[</text:p>
      <text:p text:style-name="P2"><text:s text:c="8"/>{"$match": {"imdb.rating": {"$gt": 0.0}}},</text:p>
      <text:p text:style-name="P2"><text:s text:c="8"/>{"$sort": {"imdb.rating": -1}},</text:p>
      <text:p text:style-name="P2"><text:s text:c="8"/>{"$limit": 100},</text:p>
      <text:p text:style-name="P2"><text:s text:c="8"/>{"$unwind": {"path": "$cast"}},</text:p>
      <text:p text:style-name="P2"><text:s text:c="8"/>{"$group": {"_id": "$cast"}},</text:p>
      <text:p text:style-name="P2"><text:s text:c="8"/>{"$limit": 10},</text:p>
      <text:p text:style-name="P2"><text:s text:c="4"/>]</text:p>
      <text:p text:style-name="P2">)</text:p>
      <text:p text:style-name="P2"/>
      <text:p text:style-name="P6"/>
      <text:p text:style-name="P6">Zad 4:</text:p>
      <text:p text:style-name="P6"/>
      <text:p text:style-name="P2">alliances = db.air_alliances.aggregate(</text:p>
      <text:p text:style-name="P2"><text:s text:c="4"/>[</text:p>
      <text:p text:style-name="P2"><text:s text:c="8"/>{"$unwind": {"path": "$airlines"}},</text:p>
      <text:p text:style-name="P2"><text:s text:c="8"/>{</text:p>
      <text:p text:style-name="P2"><text:s text:c="12"/>"$lookup": {</text:p>
      <text:p text:style-name="P2"><text:s text:c="16"/>"from": "air_routes",</text:p>
      <text:p text:style-name="P2"><text:s text:c="16"/>"let": {"airline_name": "$airlines"},</text:p>
      <text:p text:style-name="P2"><text:s text:c="16"/>"pipeline": [</text:p>
      <text:p text:style-name="P2"><text:s text:c="20"/>{</text:p>
      <text:p text:style-name="P2"><text:s text:c="24"/>"$match": {</text:p>
      <text:p text:style-name="P2"><text:s text:c="28"/>"$expr": {</text:p>
      <text:p text:style-name="P2"><text:s text:c="32"/>"$and": [</text:p>
      <text:p text:style-name="P2"><text:s text:c="36"/>{"$eq": ["$airline.name", "$$airline_name"]},</text:p>
      <text:p text:style-name="P2"><text:s text:c="36"/>{"$eq": ["$dst_airport", "BCN"]},</text:p>
      <text:p text:style-name="P2"><text:s text:c="32"/>]</text:p>
      <text:p text:style-name="P2"><text:s text:c="28"/>}</text:p>
      <text:p text:style-name="P2"><text:s text:c="24"/>}</text:p>
      <text:p text:style-name="P2"><text:s text:c="20"/>},</text:p>
      <text:p text:style-name="P2"><text:s text:c="16"/>],</text:p>
      <text:p text:style-name="P2"><text:s text:c="16"/>"as": "routes",</text:p>
      <text:p text:style-name="P2"><text:s text:c="12"/>}</text:p>
      <text:p text:style-name="P2"><text:s text:c="8"/>},</text:p>
      <text:p text:style-name="P2"><text:s text:c="8"/>{"$unwind": {"path": "$routes"}},</text:p>
      <text:p text:style-name="P2"><text:s text:c="8"/>{"$group": {"_id": "$name", "count": {"$sum": 1}}}</text:p>
      <text:p text:style-name="P2"><text:s text:c="4"/>]</text:p>
      <text:p text:style-name="P2">)</text:p>
      <text:p text:style-name="P10">Zad 5:</text:p>
      <text:p text:style-name="P6"/>
      <text:p text:style-name="P2">routes = db.air_routes.aggregate(</text:p>
      <text:p text:style-name="P2"><text:s text:c="4"/>[</text:p>
      <text:p text:style-name="P2"><text:s text:c="8"/>{</text:p>
      <text:p text:style-name="P2"><text:s text:c="12"/>"$graphLookup": {</text:p>
      <text:p text:style-name="P2"><text:s text:c="16"/>"from": "air_routes",</text:p>
      <text:p text:style-name="P2"><text:s text:c="16"/>"startWith": "$dst_airport",</text:p>
      <text:p text:style-name="P2"><text:s text:c="16"/>"connectFromField": "dst_airport",</text:p>
      <text:p text:style-name="P2"><text:s text:c="16"/>"connectToField": "src_airport",</text:p>
      <text:p text:style-name="P2"><text:s text:c="16"/>"maxDepth": 1,</text:p>
      <text:p text:style-name="P2"><text:s text:c="16"/>"depthField": "numRoutes",</text:p>
      <text:p text:style-name="P2"><text:s text:c="16"/>"as": "routes_to"</text:p>
      <text:p text:style-name="P2"><text:s text:c="12"/>}</text:p>
      <text:p text:style-name="P2"><text:s text:c="8"/>},</text:p>
      <text:p text:style-name="P2"><text:s text:c="8"/>{"$unwind": {"path": "$routes_to"}},</text:p>
      <text:p text:style-name="P2"><text:s text:c="8"/>{"$match": {"src_airport": {"$eq": "COO"}}},</text:p>
      <text:p text:style-name="P2"><text:s text:c="8"/>{"$match": {"routes_to.dst_airport": {"$eq": "LFW"}}},</text:p>
      <text:p text:style-name="P2"><text:s text:c="8"/>{"$count": "routes_num"},</text:p>
      <text:p text:style-name="P2"><text:s text:c="4"/>]</text:p>
      <text:p text:style-name="P2">)</text:p>
      <text:p text:style-name="P2"/>
      <text:p text:style-name="P2"/>
      <text:p text:style-name="P6"/>
      <text:p text:style-name="P6">Zad 7:</text:p>
      <text:p text:style-name="P6">$addField – dodaje nowe pola do aktualnego „aggregation pipeline”</text:p>
      <text:p text:style-name="P6">$project – dodaje lub usuwa pola do aktualnego „aggregation pipeline”</text:p>
      <text:p text:style-name="P6"/>
      <text:p text:style-name="P6">Zad 8:</text:p>
      <text:p text:style-name="P6">$lookup – jest odpowiednikiem „JOIN” z SQL'a</text:p>
      <text:p text:style-name="P6">$graphLookup – jest możliwością rekurencyjnych JOIN'ów w zależności od podanych głębokości</text:p>
      <text:p text:style-name="P6"/>
      <text:p text:style-name="P6"/>
      <text:p text:style-name="P6">Zad 9:</text:p>
      <text:p text:style-name="P6"/>
      <text:p text:style-name="P2">routes = db.air_routes.aggregate(</text:p>
      <text:p text:style-name="P2"><text:s text:c="4"/>[</text:p>
      <text:p text:style-name="P2"><text:s text:c="8"/>{</text:p>
      <text:p text:style-name="P2"><text:s text:c="12"/>"$facet": {</text:p>
      <text:p text:style-name="P2"><text:s text:c="16"/>"categorizeByDest": [</text:p>
      <text:p text:style-name="P2"><text:s text:c="20"/>{"$group": {"_id": "$dst_airport", "count": {"$sum": 1},}},</text:p>
      <text:p text:style-name="P2"><text:s text:c="20"/>{"$sort": {"count": -1}},</text:p>
      <text:p text:style-name="P2"><text:s text:c="16"/>],</text:p>
      <text:p text:style-name="P2"><text:s text:c="16"/>"categorizeBySrc": [</text:p>
      <text:p text:style-name="P2"><text:s text:c="20"/>{"$group": {"_id": "$src_airport", "count": {"$sum": 1},}},</text:p>
      <text:p text:style-name="P2"><text:s text:c="20"/>{"$sort": {"count": -1}},</text:p>
      <text:p text:style-name="P2"><text:s text:c="16"/>],</text:p>
      <text:p text:style-name="P2"><text:s text:c="12"/>}</text:p>
      <text:p text:style-name="P2"><text:s text:c="8"/>}</text:p>
      <text:p text:style-name="P2"><text:s text:c="4"/>]</text:p>
      <text:p text:style-name="P2">)</text:p>
      <text:p text:style-name="P6"/>
      <text:p text:style-name="P6">Jeśli chcielibyśmy pogrupować lotniska na dwie kategorie, w zależności od ilości dostępnych połączeń wychodzący i przychodzących od największego do najmniejszego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roid Sans Mono" svg:font-family="'Droid Sans Mono', monospace, monospace, 'Droid Sans Fallback'"/>
    <style:font-face style:name="DejaVu Sans Condensed1" svg:font-family="'DejaVu Sans Condensed'" style:font-family-generic="swiss"/>
    <style:font-face style:name="Ubuntu Mono" svg:font-family="'Ubuntu Mono'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Noto Sans CJK SC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otr Tutak</meta:initial-creator>
    <meta:creation-date>2020-05-10T12:04:44</meta:creation-date>
    <dc:date>2020-05-29T00:16:06</dc:date>
    <dc:creator>Piotr Tutak</dc:creator>
    <meta:editing-duration>PT3H9M53S</meta:editing-duration>
    <meta:editing-cycles>27</meta:editing-cycles>
    <meta:generator>OpenOffice/4.1.7$Unix OpenOffice.org_project/417m1$Build-9800</meta:generator>
    <meta:document-statistic meta:table-count="0" meta:image-count="0" meta:object-count="0" meta:page-count="6" meta:paragraph-count="190" meta:word-count="599" meta:character-count="6247"/>
  </office:meta>
</office:document-meta>
</file>